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2180555555556cm"/>
    </style:style>
    <style:style style:name="co2" style:family="table-column">
      <style:table-column-properties fo:break-before="auto" style:column-width="3.10444444444444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onditionId</text:p>
          </table:table-cell>
          <table:table-cell office:value-type="string" table:style-name="ce1">
            <text:p>conditionName</text:p>
          </table:table-cell>
          <table:table-cell office:value-type="string" table:style-name="ce1">
            <text:p>TCR_d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del1_data1</text:p>
          </table:table-cell>
          <table:table-cell office:value-type="string" table:style-name="ce1">
            <text:p>arm_fahey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del1_data2</text:p>
          </table:table-cell>
          <table:table-cell office:value-type="string" table:style-name="ce1">
            <text:p>cl13_fahey</text:p>
          </table:table-cell>
          <table:table-cell office:value-type="float" office:value="1E-8" table:style-name="ce1">
            <text:p>0.00000001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Philipp</dc:creator>
    <meta:creation-date>2020-06-02T16:05:48Z</meta:creation-date>
    <dc:date>2020-06-02T21:12:17Z</dc:date>
    <meta:editing-cycles>3</meta:editing-cycles>
    <meta:editing-duration>PT0S</meta:editing-duration>
  </office:meta>
</office:document-meta>
</file>